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C000002E70C7727A5C70CFFF2.png" manifest:media-type="image/png"/>
  <manifest:file-entry manifest:full-path="Pictures/100000000000019D000002E6B1C3078366A2B1B9.png" manifest:media-type="image/png"/>
  <manifest:file-entry manifest:full-path="Pictures/100000000000018E000002E55459F760157C5859.png" manifest:media-type="image/png"/>
  <manifest:file-entry manifest:full-path="Pictures/100000000000019E0000030D6950F6E99A1AE5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8a4" officeooo:paragraph-rsid="000728a4"/>
    </style:style>
    <style:style style:name="P2" style:family="paragraph" style:parent-style-name="Standard">
      <style:paragraph-properties fo:text-align="center" style:justify-single-word="false"/>
      <style:text-properties officeooo:rsid="000728a4" officeooo:paragraph-rsid="000728a4"/>
    </style:style>
    <style:style style:name="T1" style:family="text">
      <style:text-properties officeooo:rsid="000728a4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1"><text:span text:style-name="T2"/></text:p>
      <text:p text:style-name="P2"><text:span text:style-name="T2"><draw:frame draw:style-name="fr1" draw:name="Marco2" text:anchor-type="as-char" svg:width="13.018cm" draw:z-index="2"><draw:text-box fo:min-height="19.659cm"><text:p text:style-name="Figure"><draw:frame draw:style-name="fr3" draw:name="Imagen2" text:anchor-type="paragraph" svg:width="13.018cm" style:rel-width="100%" svg:height="19.659cm" style:rel-height="scale" draw:z-index="3"><draw:image xlink:href="Pictures/10000000000001EC000002E70C7727A5C70CFFF2.png" xlink:type="simple" xlink:show="embed" xlink:actuate="onLoad" draw:mime-type="image/png"/></draw:frame>Figura <text:sequence text:ref-name="refFigure1" text:name="Figure" text:formula="ooow:Figure+1" style:num-format="1">1</text:sequence>: Grafo 1</text:p></draw:text-box></draw:frame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<draw:frame draw:style-name="fr1" draw:name="Marco1" text:anchor-type="as-char" svg:width="10.53cm" draw:z-index="0"><draw:text-box fo:min-height="19.606cm"><text:p text:style-name="Figure"><draw:frame draw:style-name="fr2" draw:name="Imagen1" text:anchor-type="as-char" svg:width="10.53cm" style:rel-width="100%" svg:height="19.606cm" style:rel-height="scale" draw:z-index="1"><draw:image xlink:href="Pictures/100000000000018E000002E55459F760157C5859.png" xlink:type="simple" xlink:show="embed" xlink:actuate="onLoad" draw:mime-type="image/png"/></draw:frame>Figura <text:sequence text:ref-name="refFigure0" text:name="Figure" text:formula="ooow:Figure+1" style:num-format="1">2</text:sequence>: Grafo <text:span text:style-name="T1">2</text:span></text:p></draw:text-box></draw:frame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oft-page-break/><text:span text:style-name="T2"><draw:frame draw:style-name="fr1" draw:name="Marco3" text:anchor-type="as-char" svg:width="10.954cm" draw:z-index="4"><draw:text-box fo:min-height="20.664cm"><text:p text:style-name="Figure"><draw:frame draw:style-name="fr2" draw:name="Imagen3" text:anchor-type="as-char" svg:width="10.954cm" style:rel-width="100%" svg:height="20.664cm" style:rel-height="scale" draw:z-index="5"><draw:image xlink:href="Pictures/100000000000019E0000030D6950F6E99A1AE567.png" xlink:type="simple" xlink:show="embed" xlink:actuate="onLoad" draw:mime-type="image/png"/></draw:frame>Figura <text:sequence text:ref-name="refFigure2" text:name="Figure" text:formula="ooow:Figure+1" style:num-format="1">3</text:sequence>: Grafo 3</text:p></draw:text-box></draw:frame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2"><text:span text:style-name="T2"><draw:frame draw:style-name="fr1" draw:name="Marco4" text:anchor-type="as-char" svg:width="10.927cm" draw:z-index="6"><draw:text-box fo:min-height="19.632cm"><text:p text:style-name="Figure"><draw:frame draw:style-name="fr2" draw:name="Imagen4" text:anchor-type="as-char" svg:width="10.927cm" style:rel-width="100%" svg:height="19.632cm" style:rel-height="scale" draw:z-index="7"><draw:image xlink:href="Pictures/100000000000019D000002E6B1C3078366A2B1B9.png" xlink:type="simple" xlink:show="embed" xlink:actuate="onLoad" draw:mime-type="image/png"/></draw:frame>Figura <text:sequence text:ref-name="refFigure3" text:name="Figure" text:formula="ooow:Figure+1" style:num-format="1">4</text:sequence>: Grafo 4</text:p></draw:text-box></draw:frame></text:span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4T18:55:58.986000000</meta:creation-date>
    <dc:date>2024-01-24T19:04:57.045000000</dc:date>
    <meta:editing-duration>PT8M59S</meta:editing-duration>
    <meta:editing-cycles>1</meta:editing-cycles>
    <meta:document-statistic meta:table-count="0" meta:image-count="4" meta:object-count="0" meta:page-count="4" meta:paragraph-count="8" meta:word-count="16" meta:character-count="68" meta:non-whitespace-character-count="56"/>
    <meta:generator>LibreOffice/7.1.2.2$Windows_X86_64 LibreOffice_project/8a45595d069ef5570103caea1b71cc9d82b2aae4</meta:generator>
  </office:meta>
</office:document-meta>
</file>